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a0412" officeooo:paragraph-rsid="00134097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b03ec" officeooo:paragraph-rsid="00134097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c3f7b" officeooo:paragraph-rsid="00134097"/>
    </style:style>
    <style:style style:name="P4" style:family="paragraph" style:parent-style-name="Text_20_body">
      <style:paragraph-properties fo:margin-top="0in" fo:margin-bottom="0in" loext:contextual-spacing="true"/>
      <style:text-properties officeooo:rsid="001d7ae8" officeooo:paragraph-rsid="00134097"/>
    </style:style>
    <style:style style:name="P5" style:family="paragraph" style:parent-style-name="Text_20_body">
      <style:paragraph-properties fo:margin-top="0in" fo:margin-bottom="0in" loext:contextual-spacing="true"/>
      <style:text-properties fo:font-style="normal" fo:font-weight="normal" officeooo:rsid="001d7ae8" officeooo:paragraph-rsid="00134097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true"/>
      <style:text-properties officeooo:paragraph-rsid="00134097"/>
    </style:style>
    <style:style style:name="P7" style:family="paragraph" style:parent-style-name="Standard">
      <style:paragraph-properties fo:margin-left="0in" fo:margin-right="0in" fo:margin-top="0in" fo:margin-bottom="0in" loext:contextual-spacing="true" style:line-height-at-least="0.2398in" fo:text-align="start" style:justify-single-word="false" fo:orphans="2" fo:widows="2" fo:text-indent="0.2398in" style:auto-text-indent="false"/>
      <style:text-properties fo:font-variant="normal" fo:text-transform="none" fo:color="#2e1279" style:font-name="Liberation Serif" fo:font-size="11.25pt" fo:letter-spacing="normal" fo:font-style="italic" fo:font-weight="normal" officeooo:rsid="00376b30" officeooo:paragraph-rsid="0013409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top="0in" fo:margin-bottom="0in" loext:contextual-spacing="true"/>
      <style:text-properties fo:font-style="normal" fo:font-weight="normal" officeooo:rsid="00e44c6e" officeooo:paragraph-rsid="0013409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true"/>
      <style:text-properties fo:font-style="normal" fo:font-weight="normal" officeooo:rsid="002f0c4c" officeooo:paragraph-rsid="0013409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true"/>
      <style:text-properties fo:font-style="normal" fo:font-weight="normal" officeooo:rsid="0030c6e8" officeooo:paragraph-rsid="0013409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true"/>
      <style:text-properties fo:font-style="normal" fo:font-weight="normal" officeooo:rsid="00311d4b" officeooo:paragraph-rsid="0013409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true"/>
      <style:text-properties fo:font-style="normal" fo:font-weight="normal" officeooo:rsid="00df2724" officeooo:paragraph-rsid="0013409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true"/>
      <style:text-properties fo:font-style="normal" fo:font-weight="normal" officeooo:rsid="0033086e" officeooo:paragraph-rsid="0013409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true"/>
      <style:text-properties fo:font-style="normal" fo:font-weight="normal" officeooo:rsid="0034bc8d" officeooo:paragraph-rsid="0013409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true"/>
      <style:text-properties fo:font-style="normal" fo:font-weight="normal" officeooo:rsid="003590c5" officeooo:paragraph-rsid="0013409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11d4b" officeooo:paragraph-rsid="00134097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4bc8d" officeooo:paragraph-rsid="00134097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76b30" officeooo:paragraph-rsid="00134097" style:font-style-asian="italic" style:font-weight-asian="normal" style:font-style-complex="italic" style:font-weight-complex="normal"/>
    </style:style>
    <style:style style:name="T1" style:family="text">
      <style:text-properties officeooo:rsid="018c859f"/>
    </style:style>
    <style:style style:name="T2" style:family="text">
      <style:text-properties officeooo:rsid="03a386f1"/>
    </style:style>
    <style:style style:name="T3" style:family="text">
      <style:text-properties officeooo:rsid="027a3577"/>
    </style:style>
    <style:style style:name="T4" style:family="text">
      <style:text-properties officeooo:rsid="001c3f7b"/>
    </style:style>
    <style:style style:name="T5" style:family="text">
      <style:text-properties officeooo:rsid="0072d913"/>
    </style:style>
    <style:style style:name="T6" style:family="text">
      <style:text-properties officeooo:rsid="027ae0c5"/>
    </style:style>
    <style:style style:name="T7" style:family="text">
      <style:text-properties officeooo:rsid="03a52904"/>
    </style:style>
    <style:style style:name="T8" style:family="text">
      <style:text-properties officeooo:rsid="0034bc8d"/>
    </style:style>
    <style:style style:name="T9" style:family="text">
      <style:text-properties officeooo:rsid="003590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/text:p>
      <text:p text:style-name="P6"><text:span text:style-name="T1">Она п</text:span>озвала гостя за стол. </text:p>
      <text:p text:style-name="P6">Хлебая щи, школьник отрешённо глядел на окошко. </text:p>
      <text:p text:style-name="P6">Разве вспомнить что видят таким вот расширенным взглядом семилетние иномиряне, где блуждают, пока не очнёт их вопрос про дела в школе? </text:p>
      <text:p text:style-name="P6">Хорошо хоть невесть откудашний дядя ел молча. </text:p>
      <text:p text:style-name="P6">Варёную картошку с жареным луком мальчик не захотел, чай тоже. </text:p>
      <text:p text:style-name="P6">Бабушка <text:span text:style-name="T2">послала его</text:span> пойти к деду в кузницу, да и маме сказать, а гость, поблагодарив, вернулся на диван. </text:p>
      <text:p text:style-name="P6">Он сидел, полный постной сытостью, в обволакивающей тишине деревенского дома. За окном серый ветер порывисто тискал яблоньку, та угиналась и шумно отмахивалась о взбалмошного ухажёра. </text:p>
      <text:p text:style-name="P6">Пора уже вторые рамы вставлять. </text:p>
      <text:p text:style-name="P6">Напротив, сквозь лилово-бархатную ночь всё так же беззвучно неслись умыкатели с полонянкой. Хотя она-то, небось, согласна, чтоб её своровали и не достаться старому визирю с жирными евнухами. </text:p>
      <text:p text:style-name="P6"/>
      <text:p text:style-name="P1">Даже странно, до чего мне всё тут по мне. </text:p>
      <text:p text:style-name="P1">И будет таким во все остальные дни отпуска. </text:p>
      <text:p text:style-name="P2">По вечерам <text:span text:style-name="T3">я </text:span>буду ходить к тётке Александре, объедаться её оладьями, а один раз даже и курицей. Богато живёт. </text:p>
      <text:p text:style-name="P2">Дядя-кузнец по утрам будет уезжать в кузницу, а я уходить в поля, <text:span text:style-name="T3">а</text:span> после обеда рубить поленья из высыпанной возле дома горки дров <text:span text:style-name="T3">на зиму</text:span>.</text:p>
      <text:p text:style-name="P2"/>
      <text:p text:style-name="P2">Красивая русская женщина Валентина, по мужу Железина, моя двоюродная сестра, мать отличника Максима, который живёт у деда с бабой, тоже придёт к родителям и пригласит бывать у неё в доме, где держит младших — хулиганистого Володьку и Танюшку, что не хочет расставаться с соской. </text:p>
      <text:p text:style-name="P2">Будет рассказывать мне деревенские истории и про свою жизнь в Москве, где за ней ухаживал француз, и в Кустанае, <text:span text:style-name="T3">где была </text:span>замужем за немцем из колонистов.</text:p>
      <text:p text:style-name="P2">Нынешний муж её отведёт меня к магазину и я буду пить бутылочное пиво и слушать трёп мужиков ни о чём, но таким <text:span text:style-name="T2">нашенским </text:span>говор<text:span text:style-name="T2">к</text:span>ом <text:span text:style-name="T4">— </text:span>аж дух стискивает. <text:s/></text:p>
      <text:p text:style-name="P3">И к тому времени тётка уже подарит мне чёрную телогрейку-куфайку, в каких тут все ходят, кроме детей и подростков, чтоб не был белой вороной своим клетчатым пиджаком.</text:p>
      <text:p text:style-name="P3"/>
      <text:p text:style-name="P3">До-библейская простота <text:span text:style-name="T2">во всём</text:span>, а вместе <text:span text:style-name="T2">с тем </text:span>— столько всего примешано. </text:p>
      <text:p text:style-name="P3">Старая женщина сдаёт картошку в сетчатых мешках, по ней видно, что <text:span text:style-name="T5">нуждается</text:span>, а мужики перед ней чуть ли шапки не ломят. </text:p>
      <text:p text:style-name="P3">Она пережиток прошлого — <text:span text:style-name="T5">воплощение старорежимных помещиц, но им необходим этот пережиток, они сотворят его из нищей пенсионерки-учительницы, лишь бы черты лица у неё были тонкими.</text:span></text:p>
      <text:p text:style-name="P3"/>
      <text:p text:style-name="P3">Возвращаясь с одного из ужинных вечеров у тётки я зачем-то остановился <text:span text:style-name="T3">на </text:span><text:s/>пусто<text:span text:style-name="T3">м</text:span> мест<text:span text:style-name="T3">е</text:span> и долго смотрел в сухой бурьян. <text:span text:style-name="T3">Зачем?</text:span></text:p>
      <text:p text:style-name="P3">На другой вечер она мне ответила, что да, именно там стояла изба бабы Марфы. </text:p>
      <text:p text:style-name="P3"/>
      <text:p text:style-name="P4">В последний вечер перед отъездом я зашёл в дом Валентины — отдариться. </text:p>
      <text:p text:style-name="P4">Мужу её клетчатый пиджак пришёлся впору, но они <text:s/>почему-то называли <text:span text:style-name="T3">пиджак </text:span>костюмом. </text:p>
      <text:p text:style-name="P4">Валентине я отдал свою явно женскую сумку. Так будет легче идти до райцентра.</text:p>
      <text:p text:style-name="P4"><text:soft-page-break/><text:span text:style-name="T1">Н</text:span>аконец-то избавился.</text:p>
      <text:p text:style-name="P4">Мы вышли в темноту улицы без домов. Все понимали, что нам больше не свидеться. Валентина обняла меня и всплакнула. Я погладил плечо её куфайки и сказал:</text:p>
      <text:p text:style-name="P4">- Будя. Будя.</text:p>
      <text:p text:style-name="P5">Потом пожал руку её мужу Железину и ушёл. </text:p>
      <text:p text:style-name="P5">Так странно. В жизни не слыхал этого слова «будя», а само собой выговорилось. </text:p>
      <text:p text:style-name="P5"><text:span text:style-name="T4">Я родом отсюда; </text:span>жаль, что<text:span text:style-name="T4"> здесь не пригожусь.</text:span></text:p>
      <text:p text:style-name="P8"/>
      <text:p text:style-name="P9">Коситься на меня начали ещё на автовокзале рядом с Измайловским парком, куда прибывает автобус Рязань-Москва.</text:p>
      <text:p text:style-name="P9">В киевском аэропорту Жуляны, где около полуночи приземлился самолёт из Москвы, неприязнь ко мне со стороны окружающих возросла геометрически, подтверждая правильность поговорки — одетых в зэковский прикид встречают по одёжке.</text:p>
      <text:p text:style-name="P9">Общественное мнение на мой счёт озвучил следующим утром пассажир на платформе подземной станции метро:</text:p>
      <text:p text:style-name="P9">- Куда, блядь, прёшь среди людей?!</text:p>
      <text:p text:style-name="P9">Моё отличие от них заключалось в том, что я был чёрным человеком. </text:p>
      <text:p text:style-name="P9">Чёрная телогрейка, чёрные штаны, чёрные полуботинки. </text:p>
      <text:p text:style-name="P9">Только обтягивавший мою голову «петушок» выпадал из ансамбля своими коричневыми и голубыми полосами.</text:p>
      <text:p text:style-name="P10">Оно бы ещё простительно, будь я загружен какой-то поклажей, но чёрный человек с руками в карманах — это уж ни в какие ворота, это вызов общественному укладу, это оборзелый бомж...</text:p>
      <text:p text:style-name="P10">Мы их обходим невидящим взглядом, чтоб — упаси, Боже! — не заглянуть в глаза; или рявкаем:</text:p>
      <text:p text:style-name="P10">- Куда прёшь среди людей?!</text:p>
      <text:p text:style-name="P10">Правда, в те времена слов<text:span text:style-name="T6">о</text:span> «бомж» мы ещё не знали; для них тогда имелся термин «бич».</text:p>
      <text:p text:style-name="P10">- Куда прёшь, бич?.. <text:s/>Вали отсюда, бичара!..</text:p>
      <text:p text:style-name="P10">И так далее.</text:p>
      <text:p text:style-name="P10">Слово это привезли моряки ходившие в загранку. </text:p>
      <text:p text:style-name="P10"><text:span text:style-name="T7">Там, в</text:span> портовых городах, тех, кто ночует на пляже и заодно подбирает объедки отдыхающих, <text:s/>называют «beach-comber».</text:p>
      <text:p text:style-name="P11">Наши не стали утруждаться и позаимствовали только первое слово. </text:p>
      <text:p text:style-name="P11">Так людей без определённого места жительства и с неясным родом занятий <text:s/>стали называть бичами.</text:p>
      <text:p text:style-name="P11">Краткий, хлёсткий термин. Однако, не прижился.</text:p>
      <text:p text:style-name="P11">Во-первых, те, кто не владеет английским и далёк от моря, начали сползать в синонимы и подменять «бичей» «кнутами». </text:p>
      <text:p text:style-name="P11">А во-вторых, аббревиатура завсегда сильнее, особенно при поддержке государством.</text:p>
      <text:p text:style-name="P11"/>
      <text:p text:style-name="P16"><text:span text:style-name="T1">(...м</text:span>ы все из СССР, ясно? Кто не понял получит разъяснение в ЧК, она же КГБ...<text:span text:style-name="T1">)</text:span></text:p>
      <text:p text:style-name="P16"/>
      <text:p text:style-name="P11">Когда правоохранительные органы сократили словосочетание «без определённого места жительства» до БОМЖ их порождению не стало равных. </text:p>
      <text:p text:style-name="P11">В великом и могучем русском языке не найти синонима «бомжу». Рядом с ним «бродяга» отдаёт нафталином и инфантильным сюсюканьем индийского кино.</text:p>
      <text:p text:style-name="P12"/>
      <text:p text:style-name="P13">Когда-то жили на Руси торговцы пешеходы, они же «офени». В целях выживания, они сложили собственный язык.</text:p>
      <text:p text:style-name="P13">Тёмный для непосвящённых, язык офеней ушёл в небытие вместе со своими носителями — никто не удосужился составить его словарь.</text:p>
      <text:p text:style-name="P13">Нынешняя «феня» блатного мира тоже для посвящённых, но это язык утративший свои <text:soft-page-break/>корни. </text:p>
      <text:p text:style-name="P13">Выпертые из средних школ недоучки сливают в него огрызки слов вдолбленных им на уроках иностранного языка. </text:p>
      <text:p text:style-name="P13">Тут и «атас!» (от французского «<text:span text:style-name="T6">атансьон!</text:span>»), и <text:s/>«хаза» (от немецкого «<text:span text:style-name="T8">Haus</text:span>»), и «хавать» (от английского «<text:span text:style-name="T8">have a</text:span>»<text:span text:style-name="T8">), и вкрапления от дружной семьи народов свободных сплочённых в единый СССР.</text:span></text:p>
      <text:p text:style-name="P14"/>
      <text:p text:style-name="P17"><text:span text:style-name="T1">(...н</text:span>о вернёмся к моей «маляве» (от немецкого «mahlen»...<text:span text:style-name="T1">)</text:span></text:p>
      <text:p text:style-name="P17"/>
      <text:p text:style-name="P14">Оскорбивший меня в метро хранитель общественных устоев не знал, что под моей личиной чёрного человека таится ранимая душа и пищеварительный тракт тонкой организации.</text:p>
      <text:p text:style-name="P14">Я и сам об этом как-то не догадывался, покуда не почувствовал, что, после брошенного в мой адрес оскорбления, мало-помалу становлюсь «животом скорбен».</text:p>
      <text:p text:style-name="P14">В районе Майдана, тогдашняя Октябрьская площадь, стало ясно, что мне <text:span text:style-name="T9">никак </text:span>не удастся сдержать напор приливов в ампулу (пониже толстой кишки), <text:span text:style-name="T9">а до сквера возле Университета не успеть.</text:span></text:p>
      <text:p text:style-name="P15">К счастью, вспомнилось министерство просвещения с <text:s/>их министерским туалетом на втором этаже. И не очень далеко. Вот только слишком уж подпирает.</text:p>
      <text:p text:style-name="P15">Распахнув высоченную дверь, я сосредоточенной трусцой рванул вверх по мраморной лестнице.</text:p>
      <text:p text:style-name="P15">- Эй! Куда?!- прокричала дежурная слева от входа.</text:p>
      <text:p text:style-name="P15">- Проверка сантех-оборудования!- бросил я ей через плечо, не сбавляя деловитого хода.</text:p>
      <text:p text:style-name="P15">Когда все скорби улеглись и я покинул отполированный, как малахитовая шкатулка, санузел, то нисходил по белым ступеням лестницы яко же архангел Гавриил — не спеша и благостно сияя.</text:p>
      <text:p text:style-name="P15">Мне захотелось поделиться благой вестью и, обернув лицо к дежурной, я благосклонно сообщил:</text:p>
      <text:p text:style-name="P15">- Слышь-ко? По нашей части у вас всё в порядке. Да.</text:p>
      <text:p text:style-name="P15">И я вышел на вопиюще атеистич<text:span text:style-name="T1">н</text:span>ую улицу Карла Маркса, составленную из плотной стены таких же сурово административных зданий.</text:p>
      <text:p text:style-name="P15"/>
      <text:p text:style-name="P18"><text:span text:style-name="T1">(...у</text:span>ж он-то точно знал, что стать венцом природы человеку помог коллекти<text:span text:style-name="T1">в</text:span>.</text:p>
      <text:p text:style-name="P18">В одиночку ни мамонта забить, ни на луну слетать не удастся.</text:p>
      <text:p text:style-name="P18">Но до чего же <text:span text:style-name="T6">оно </text:span>хрупкое — это состояние единства. С какой готовностью делим мы себя, людей, по цвету кожи и волос, по кастам, конфессиям, партийной принадлежности; они — не мы, мы — не они; мы на рубль дороже.</text:p>
      <text:p text:style-name="P7">Непостижимая загадка — как стаду обезьянообразных удаётся действовать сообща при столь хронической склонности к самокастрации?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35:09.903415698</meta:creation-date>
    <dc:date>2017-03-03T17:36:04.122850516</dc:date>
    <dc:creator>sehrguey </dc:creator>
    <meta:editing-duration>PT53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3" meta:paragraph-count="76" meta:word-count="1162" meta:character-count="7580" meta:non-whitespace-character-count="6440"/>
  </office:meta>
</office:document-meta>
</file>